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oard_data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GO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地中海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チャンス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バルティック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所得税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リーディング鉄道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オリエンタル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チャンス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バーモント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コネチカット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刑務所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セントチャールズプレース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電力会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ステーツ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バージニア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ペンシルバニア鉄道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セントジェームスプレース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チャンス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テネシー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ニューヨーク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フリーパーキング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ケンタッキー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チャンス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インディアナ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イリノイ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&amp;O鉄道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アトランティック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ベントノール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水道会社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マービンガーデン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GO TO JAI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パシフィック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ノースキャロライナ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チャンス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ペンシルバニア通り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ショートライン鉄道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チャンス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パークプレース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税金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ボードウォーク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2:27:03.744108176</dc:date>
    <meta:editing-duration>PT1M52S</meta:editing-duration>
    <meta:editing-cycles>1</meta:editing-cycles>
    <meta:generator>LibreOffice/5.1.6.2$Linux_X86_64 LibreOffice_project/10m0$Build-2</meta:generator>
    <meta:document-statistic meta:table-count="1" meta:cell-count="280" meta:object-count="0"/>
  </office:meta>
</office:document-meta>
</file>